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as Aventuras de Huckleberry Finn están protagonizadas por un adolescente. Huérfano de madre y cansado de la dura convivencia con un padre borracho, se escapa del pueblo en el que vive. Le acompaña Jim, un esclavo fugitivo de raza negra. Durante largos dĩas, viajan los dos por el río Misisipíen una balsa. En el transcurso de ese viaje, viven numerosas aventuras. Además, conocen a extraños y divertidos personajes, y a la vez se van conociendo mejor a sí mismos.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1T14:24:03.607000000</dc:date>
    <meta:editing-duration>PT3S</meta:editing-duration>
    <meta:editing-cycles>1</meta:editing-cycles>
    <meta:document-statistic meta:table-count="0" meta:image-count="0" meta:object-count="0" meta:page-count="1" meta:paragraph-count="1" meta:word-count="79" meta:character-count="465" meta:non-whitespace-character-count="386"/>
    <meta:generator>LibreOffice/7.3.7.2$Windows_X86_64 LibreOffice_project/e114eadc50a9ff8d8c8a0567d6da8f454beeb84f</meta:generator>
  </office:meta>
</office:document-meta>
</file>